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ddecf" draw:textarea-horizontal-align="justify" draw:textarea-vertical-align="middle" draw:auto-grow-height="false"/>
    </style:style>
    <style:style style:name="gr2" style:family="graphic" style:parent-style-name="standard">
      <style:graphic-properties draw:fill-color="#fddec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3cdda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be3f0" draw:textarea-horizontal-align="justify" draw:textarea-vertical-align="middle" draw:auto-grow-height="false"/>
    </style:style>
    <style:style style:name="gr5" style:family="graphic" style:parent-style-name="standard">
      <style:graphic-properties draw:fill-color="#fee8c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d7e4d2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none" draw:fill-color="#d7e4d2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d7e4d2" draw:fill-image-width="0cm" draw:fill-image-height="0cm" draw:textarea-vertical-align="middle"/>
    </style:style>
    <style:style style:name="gr9" style:family="graphic" style:parent-style-name="standard">
      <style:graphic-properties draw:fill="solid" draw:fill-color="#d7e4d2" draw:fill-image-width="0cm" draw:fill-image-height="0cm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366cm" svg:height="0.992cm" svg:x="2.036cm" svg:y="2.27cm">
          <text:p text:style-name="P1">Request</text:p>
          <text:p text:style-name="P1">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367cm" svg:height="0.992cm" svg:x="6.969cm" svg:y="2.27cm">
          <text:p text:style-name="P1">Build</text:p>
          <text:p text:style-name="P1">DO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367cm" svg:height="0.992cm" svg:x="11.902cm" svg:y="2.27cm">
          <text:p text:style-name="P1">Build</text:p>
          <text:p text:style-name="P1">CSSO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366cm" svg:height="0.992cm" svg:x="14.269cm" svg:y="2.27cm">
          <text:p text:style-name="P1">Run</text:p>
          <text:p text:style-name="P1">J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67cm" svg:height="0.992cm" svg:x="16.635cm" svg:y="2.27cm">
          <text:p text:style-name="P1">Build</text:p>
          <text:p text:style-name="P1">DO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2.672cm" svg:height="0.992cm" svg:x="7.073cm" svg:y="4.834cm">
          <text:p text:style-name="P1">response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" draw:text-style-name="P1" xml:id="id1" draw:id="id1" draw:layer="layout" svg:width="2.672cm" svg:height="0.992cm" svg:x="1.889cm" svg:y="4.834cm">
          <text:p text:style-name="P1">Get</text:p>
          <text:p text:style-name="P1">HTML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1" xml:id="id5" draw:id="id5" draw:layer="layout" svg:width="2.672cm" svg:height="0.992cm" svg:x="11.902cm" svg:y="6.715cm">
          <text:p text:style-name="P1">response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3" draw:text-style-name="P1" xml:id="id4" draw:id="id4" draw:layer="layout" svg:width="2.672cm" svg:height="0.992cm" svg:x="6.969cm" svg:y="6.715cm">
          <text:p text:style-name="P1">Get</text:p>
          <text:p text:style-name="P1">fonts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6" draw:text-style-name="P1" draw:layer="layout" svg:width="2.367cm" svg:height="0.992cm" svg:x="19.002cm" svg:y="2.27cm">
          <text:p text:style-name="P1">Render</text:p>
          <text:p text:style-name="P1">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2.672cm" svg:height="0.992cm" svg:x="11.902cm" svg:y="10.525cm">
          <text:p text:style-name="P1">response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4" draw:text-style-name="P1" xml:id="id6" draw:id="id6" draw:layer="layout" svg:width="2.672cm" svg:height="0.992cm" svg:x="6.969cm" svg:y="10.525cm">
          <text:p text:style-name="P1">Get</text:p>
          <text:p text:style-name="P1">js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7" draw:text-style-name="P3" draw:layer="layout" svg:width="2.566cm" svg:height="0.992cm" svg:x="4.403cm" svg:y="2.27cm">
          <text:p text:style-name="P2"><text:span text:style-name="T1">id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2.566cm" svg:height="0.992cm" svg:x="9.336cm" svg:y="2.27cm">
          <text:p text:style-name="P2"><text:span text:style-name="T1">block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svg:x1="4.289cm" svg:y1="5.33cm" svg:x2="7.34cm" svg:y2="5.33cm" draw:start-shape="id1" draw:start-glue-point="9" draw:end-shape="id2" draw:end-glue-point="6" svg:d="M4289 5330h3051" svg:viewBox="0 0 3052 1">
          <text:p text:style-name="P2"><text:span text:style-name="T2">2.5kb</text:span></text:p>
        </draw:connector>
        <draw:connector draw:style-name="gr9" draw:text-style-name="P2" draw:layer="layout" svg:x1="3.219cm" svg:y1="3.262cm" svg:x2="3.225cm" svg:y2="4.834cm" draw:start-shape="id3" draw:start-glue-point="2" draw:end-shape="id1" draw:end-glue-point="5" svg:d="M3219 3262v786h6v786" svg:viewBox="0 0 7 1573">
          <text:p/>
        </draw:connector>
        <draw:connector draw:style-name="gr9" draw:text-style-name="P2" draw:layer="layout" svg:x1="9.369cm" svg:y1="7.211cm" svg:x2="12.169cm" svg:y2="7.211cm" draw:start-shape="id4" draw:start-glue-point="9" draw:end-shape="id5" draw:end-glue-point="6" svg:d="M9369 7211h2800" svg:viewBox="0 0 2801 1">
          <text:p/>
        </draw:connector>
        <draw:connector draw:style-name="gr9" draw:text-style-name="P2" draw:layer="layout" svg:x1="9.369cm" svg:y1="11.021cm" svg:x2="12.169cm" svg:y2="11.021cm" draw:start-shape="id6" draw:start-glue-point="9" draw:end-shape="id7" draw:end-glue-point="6" svg:d="M9369 11021h2800" svg:viewBox="0 0 2801 1">
          <text:p/>
        </draw:connector>
        <draw:custom-shape draw:style-name="gr5" draw:text-style-name="P1" xml:id="id9" draw:id="id9" draw:layer="layout" svg:width="2.672cm" svg:height="0.992cm" svg:x="11.947cm" svg:y="7.985cm">
          <text:p text:style-name="P1">response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3" draw:text-style-name="P1" xml:id="id8" draw:id="id8" draw:layer="layout" svg:width="2.672cm" svg:height="0.992cm" svg:x="7.014cm" svg:y="7.985cm">
          <text:p text:style-name="P1">Get</text:p>
          <text:p text:style-name="P1">Style.css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8" draw:text-style-name="P4" draw:layer="layout" svg:x1="9.414cm" svg:y1="8.481cm" svg:x2="12.214cm" svg:y2="8.481cm" draw:start-shape="id8" draw:start-glue-point="9" draw:end-shape="id9" draw:end-glue-point="6" svg:d="M9414 8481h2800" svg:viewBox="0 0 2801 1">
          <text:p text:style-name="P2"><text:span text:style-name="T2">1.5kb</text:span></text:p>
        </draw:connector>
        <draw:custom-shape draw:style-name="gr5" draw:text-style-name="P1" xml:id="id11" draw:id="id11" draw:layer="layout" svg:width="2.672cm" svg:height="0.992cm" svg:x="11.903cm" svg:y="9.279cm">
          <text:p text:style-name="P1">response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3" draw:text-style-name="P1" xml:id="id10" draw:id="id10" draw:layer="layout" svg:width="2.672cm" svg:height="0.992cm" svg:x="6.97cm" svg:y="9.279cm">
          <text:p text:style-name="P1">Get</text:p>
          <text:p text:style-name="P1">Print.css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8" draw:text-style-name="P4" draw:layer="layout" svg:x1="9.37cm" svg:y1="9.775cm" svg:x2="12.17cm" svg:y2="9.775cm" draw:start-shape="id10" draw:start-glue-point="9" draw:end-shape="id11" draw:end-glue-point="6" svg:d="M9370 9775h2800" svg:viewBox="0 0 2801 1">
          <text:p text:style-name="P4">471b</text:p>
        </draw:connector>
        <draw:custom-shape draw:style-name="gr5" draw:text-style-name="P1" xml:id="id13" draw:id="id13" draw:layer="layout" svg:width="2.672cm" svg:height="0.992cm" svg:x="11.903cm" svg:y="11.795cm">
          <text:p text:style-name="P1">response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4" draw:text-style-name="P1" xml:id="id12" draw:id="id12" draw:layer="layout" svg:width="2.672cm" svg:height="0.992cm" svg:x="6.97cm" svg:y="11.795cm">
          <text:p text:style-name="P1">Get</text:p>
          <text:p text:style-name="P1">js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8" draw:text-style-name="P4" draw:layer="layout" svg:x1="9.37cm" svg:y1="12.291cm" svg:x2="12.17cm" svg:y2="12.291cm" draw:start-shape="id12" draw:start-glue-point="9" draw:end-shape="id13" draw:end-glue-point="6" svg:d="M9370 12291h2800" svg:viewBox="0 0 2801 1">
          <text:p text:style-name="P2"><text:span text:style-name="T2">513b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 </meta:initial-creator>
    <meta:creation-date>2015-01-27T08:33:34.843887249</meta:creation-date>
    <dc:date>2015-01-27T12:10:24.527537730</dc:date>
    <dc:creator>chris </dc:creator>
    <meta:editing-duration>PT56M14S</meta:editing-duration>
    <meta:editing-cycles>4</meta:editing-cycles>
    <meta:generator>LibreOffice/4.2.7.2$Linux_X86_64 LibreOffice_project/420m0$Build-2</meta:generator>
    <meta:document-statistic meta:object-count="27"/>
  </office:meta>
</office:document-meta>
</file>